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5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.5pt" officeooo:rsid="0005b441" officeooo:paragraph-rsid="0005b441" style:font-size-asian="18.5pt" style:font-size-complex="18.5pt"/>
    </style:style>
    <style:style style:name="P8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0c8ed8" officeooo:paragraph-rsid="000c8ed8" style:font-size-asian="12pt" style:language-asian="zh" style:country-asian="CN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1c4a8f" officeooo:paragraph-rsid="001c4a8f" style:font-size-asian="12pt" style:language-asian="zh" style:country-asian="CN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8d92a" officeooo:paragraph-rsid="000a5b99" style:font-size-asian="12pt" style:language-asian="zh" style:country-asian="CN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c8ed8" officeooo:paragraph-rsid="000c8ed8" style:font-size-asian="12pt" style:language-asian="zh" style:country-asian="CN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161dd8" officeooo:paragraph-rsid="00161dd8" style:font-size-asian="12pt" style:language-asian="zh" style:country-asian="CN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officeooo:rsid="0012c28d" officeooo:paragraph-rsid="0012c28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language="en" fo:country="US" fo:font-weight="normal" officeooo:rsid="00161dd8" officeooo:paragraph-rsid="0017dc2e" style:font-size-asian="12pt" style:language-asian="zh" style:country-asian="CN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font-size="12pt" fo:language="en" fo:country="US" fo:font-weight="normal" officeooo:paragraph-rsid="0017dc2e" style:font-size-asian="12pt" style:language-asian="zh" style:country-asian="CN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language="en" fo:country="US" fo:font-weight="normal" officeooo:rsid="00187b55" officeooo:paragraph-rsid="00187b55" style:font-size-asian="12pt" style:language-asian="zh" style:country-asian="CN" style:font-weight-asian="normal" style:font-size-complex="12pt" style:font-weight-complex="normal"/>
    </style:style>
    <style:style style:name="T1" style:family="text"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T2" style:family="text">
      <style:text-properties fo:font-size="12pt" fo:language="en" fo:country="US" fo:font-weight="normal" officeooo:rsid="00139d4d" style:font-size-asian="12pt" style:language-asian="zh" style:country-asian="CN" style:font-weight-asian="normal" style:font-size-complex="12pt" style:font-weight-complex="normal"/>
    </style:style>
    <style:style style:name="T3" style:family="text">
      <style:text-properties fo:font-size="12pt" fo:language="en" fo:country="US" fo:font-weight="normal" officeooo:rsid="001aa64e" style:font-size-asian="12pt" style:language-asian="zh" style:country-asian="CN" style:font-weight-asian="normal" style:font-size-complex="12pt" style:font-weight-complex="normal"/>
    </style:style>
    <style:style style:name="T4" style:family="text">
      <style:text-properties officeooo:rsid="0005b441"/>
    </style:style>
    <style:style style:name="T5" style:family="text">
      <style:text-properties officeooo:rsid="000961fd"/>
    </style:style>
    <style:style style:name="T6" style:family="text">
      <style:text-properties officeooo:rsid="000a5b99"/>
    </style:style>
    <style:style style:name="T7" style:family="text">
      <style:text-properties officeooo:rsid="000e2ed4"/>
    </style:style>
    <style:style style:name="T8" style:family="text">
      <style:text-properties officeooo:rsid="00112ec7"/>
    </style:style>
    <style:style style:name="T9" style:family="text">
      <style:text-properties officeooo:rsid="00161dd8"/>
    </style:style>
    <style:style style:name="T10" style:family="text">
      <style:text-properties officeooo:rsid="0018d93d"/>
    </style:style>
    <style:style style:name="T11" style:family="text">
      <style:text-properties officeooo:rsid="001aa64e"/>
    </style:style>
    <style:style style:name="T12" style:family="text">
      <style:text-properties officeooo:rsid="001c6dce"/>
    </style:style>
    <style:style style:name="T13" style:family="text">
      <style:text-properties officeooo:rsid="001e49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28MB,1S,<text:span text:style-name="T4">dna1</text:span>.xxx</text:p>
      <text:p text:style-name="P7"><text:bookmark text:name="OLE_LINK5"/><text:bookmark text:name="OLE_LINK1"/>DNA计数1</text:p>
      <text:p text:style-name="P6"><text:bookmark text:name="_GoBack"/>问题描述</text:p>
      <text:p text:style-name="P10">有<text:span text:style-name="T5">m</text:span>次询问<text:span text:style-name="T6">，请输出长度为n的双链无环DNA分子的种类数对1e9 + 7取模后的值。</text:span></text:p>
      <text:p text:style-name="P4"><text:bookmark text:name="OLE_LINK2"/></text:p>
      <text:p text:style-name="P6">输入描述</text:p>
      <text:p text:style-name="P11">第一行一个整数<text:span text:style-name="T8">m表示询问次数。</text:span></text:p>
      <text:p text:style-name="P13"><text:span text:style-name="T1">接下来m行，每行</text:span><text:span text:style-name="T3">1</text:span><text:span text:style-name="T1">个整数</text:span><text:span text:style-name="T3">n</text:span></text:p>
      <text:p text:style-name="P3"/>
      <text:p text:style-name="P6">输出描述</text:p>
      <text:p text:style-name="P16"><text:tab/>m行每行1个整数表示<text:span text:style-name="T6">长度为n的双链无环DNA分子的种类数对1e9 + 7取模后的值。</text:span></text:p>
      <text:p text:style-name="P4"><text:bookmark text:name="OLE_LINK6"/></text:p>
      <text:p text:style-name="P6">样例输入</text:p>
      <text:p text:style-name="P14">3</text:p>
      <text:p text:style-name="P14">1 </text:p>
      <text:p text:style-name="P14">2</text:p>
      <text:p text:style-name="P15"><text:span text:style-name="T9">3</text:span></text:p>
      <text:p text:style-name="P2"/>
      <text:p text:style-name="P6">样例输出</text:p>
      <text:p text:style-name="P9">4</text:p>
      <text:p text:style-name="P9">10</text:p>
      <text:p text:style-name="P9">40</text:p>
      <text:p text:style-name="P1"><text:bookmark text:name="OLE_LINK9"/></text:p>
      <text:p text:style-name="P6">数据范围及提示</text:p>
      <text:p text:style-name="P8">1 &lt; = m &lt;= <text:span text:style-name="T13">2</text:span>0,0000; 1 &lt;= <text:span text:style-name="T11">n </text:span>&lt;= 1<text:span text:style-name="T10">0,0000,0000</text:span>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Segoe UI" style:font-family-asian="'Segoe UI'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8:00</meta:creation-date>
    <meta:initial-creator>admin</meta:initial-creator>
    <dc:language>zh-CN</dc:language>
    <dc:date>2019-01-08T18:01:05.938000000</dc:date>
    <meta:editing-cycles>26</meta:editing-cycles>
    <meta:editing-duration>PT1H50M13S</meta:editing-duration>
    <meta:generator>LibreOffice/6.0.7.3$Windows_X86_64 LibreOffice_project/dc89aa7a9eabfd848af146d5086077aeed2ae4a5</meta:generator>
    <meta:document-statistic meta:table-count="0" meta:image-count="0" meta:object-count="0" meta:page-count="1" meta:paragraph-count="20" meta:word-count="149" meta:character-count="215" meta:non-whitespace-character-count="199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